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51d" officeooo:paragraph-rsid="001ab51d"/>
    </style:style>
    <style:style style:name="P2" style:family="paragraph" style:parent-style-name="Standard">
      <style:text-properties officeooo:rsid="001ab51d" officeooo:paragraph-rsid="001e57e7"/>
    </style:style>
    <style:style style:name="P3" style:family="paragraph" style:parent-style-name="Standard">
      <style:text-properties officeooo:rsid="001c6599" officeooo:paragraph-rsid="001c6599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1c6599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1e57e7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1e57e7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1e57e7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cd707" officeooo:paragraph-rsid="001e57e7"/>
    </style:style>
    <style:style style:name="P9" style:family="paragraph" style:parent-style-name="Standard">
      <style:text-properties officeooo:rsid="001e57e7" officeooo:paragraph-rsid="001e57e7"/>
    </style:style>
    <style:style style:name="P10" style:family="paragraph" style:parent-style-name="Standard">
      <style:text-properties fo:font-weight="bold" officeooo:rsid="001e57e7" officeooo:paragraph-rsid="001e57e7" style:font-weight-asian="bold" style:font-weight-complex="bold"/>
    </style:style>
    <style:style style:name="P11" style:family="paragraph" style:parent-style-name="Standard">
      <style:text-properties officeooo:rsid="00203e82" officeooo:paragraph-rsid="00203e82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26b5a2" officeooo:paragraph-rsid="0026b5a2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1e57e7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28b95f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293c48"/>
    </style:style>
    <style:style style:name="T1" style:family="text">
      <style:text-properties officeooo:rsid="001c6599"/>
    </style:style>
    <style:style style:name="T2" style:family="text">
      <style:text-properties officeooo:rsid="001cd620"/>
    </style:style>
    <style:style style:name="T3" style:family="text">
      <style:text-properties officeooo:rsid="001cd70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40365"/>
    </style:style>
    <style:style style:name="T6" style:family="text">
      <style:text-properties officeooo:rsid="00211d4d"/>
    </style:style>
    <style:style style:name="T7" style:family="text">
      <style:text-properties officeooo:rsid="00240365"/>
    </style:style>
    <style:style style:name="T8" style:family="text">
      <style:text-properties officeooo:rsid="0024bd0a"/>
    </style:style>
    <style:style style:name="T9" style:family="text">
      <style:text-properties officeooo:rsid="002b1798"/>
    </style:style>
    <style:style style:name="T10" style:family="text">
      <style:text-properties officeooo:rsid="002b3a5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nda de cosmeticos multimarcas, dificuldade saber o real lucro</text:p>
      <text:p text:style-name="P1"/>
      <text:p text:style-name="P1">cada marca tem uma porcentagem de lucro</text:p>
      <text:p text:style-name="P1"/>
      <text:p text:style-name="P1">MARCAS: natura, eudora, jequiti, rinhode, avon, <text:span text:style-name="T1">oBoticario, </text:span><text:span text:style-name="T2">maryKay</text:span></text:p>
      <text:p text:style-name="P1"/>
      <text:p text:style-name="P3">TIPOS DE RETIRADA: receber em casa, retirar na loja</text:p>
      <text:p text:style-name="P1"/>
      <text:p text:style-name="P1">divulgação nas redes sociais, divulgando produtos, revistas, grupos</text:p>
      <text:p text:style-name="P1"/>
      <text:p text:style-name="P1">venda de produtos a pronta entrega e encomendas</text:p>
      <text:p text:style-name="P1"/>
      <text:p text:style-name="P1">pagamento dos produtos / mercadoria em boletos, cartões</text:p>
      <text:p text:style-name="P1"/>
      <text:p text:style-name="P1">extrato do pedido das mercadorias</text:p>
      <text:p text:style-name="P1"/>
      <text:p text:style-name="P1">cada produto muda seu valor a cada ciclo</text:p>
      <text:p text:style-name="P1"/>
      <text:p text:style-name="P3">metodos-de-pagamento: cartão de débito, cartão de crédito</text:p>
      <text:p text:style-name="P1"/>
      <text:p text:style-name="P11"><text:span text:style-name="T8">venda é </text:span>uma relação de cliente com <text:span text:style-name="T7">produto, </text:span><text:span text:style-name="T8">assim dá pra saber quais clientes compraram um determinado produto e quais produtos foram comprados por um determinado client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<text:soft-page-break/>ME-R</text:p>
      <text:p text:style-name="P9"/>
      <text:p text:style-name="P3">ENTIDADES</text:p>
      <text:p text:style-name="P4"/>
      <text:p text:style-name="P6">VENDA</text:p>
      <text:p text:style-name="P15">ITEM_VENDA</text:p>
      <text:p text:style-name="P6">PEDIDO</text:p>
      <text:p text:style-name="P6">PEDIDO_ITEM</text:p>
      <text:p text:style-name="P6">CLIENTE</text:p>
      <text:p text:style-name="P6">MARCA</text:p>
      <text:p text:style-name="P7">PRODUTO</text:p>
      <text:p text:style-name="P7">METODOS_DE_PAGAMENTO</text:p>
      <text:p text:style-name="P2"/>
      <text:p text:style-name="P9">ATRIBUTOS</text:p>
      <text:p text:style-name="P5"/>
      <text:p text:style-name="P6">VENDA (<text:span text:style-name="T4">idVenda</text:span>, idCliente)</text:p>
      <text:p text:style-name="P6"/>
      <text:p text:style-name="P14">ITEM_VENDA (idVenda, idProduto, qtdProdutos, precoUnitario)</text:p>
      <text:p text:style-name="P6"/>
      <text:p text:style-name="P6">PEDIDO (<text:span text:style-name="T4">idPedido</text:span>, dataDaCompra)</text:p>
      <text:p text:style-name="P6"/>
      <text:p text:style-name="P6">ITEM_<text:span text:style-name="T7">PEDIDO</text:span> (<text:span text:style-name="T4">id</text:span><text:span text:style-name="T5">Item</text:span><text:span text:style-name="T4">Pedido</text:span>, idPedido, idProduto, qtdProdutos, precoUnitario, <text:span text:style-name="T6">validadeDoProduto</text:span><text:span text:style-name="T3">)</text:span></text:p>
      <text:p text:style-name="P6"/>
      <text:p text:style-name="P6">CLIENTE (<text:span text:style-name="T4">idCliente</text:span>, nome, endereco<text:span text:style-name="T9">(rua, bairro, numero, uf)</text:span>, <text:span text:style-name="T10">{</text:span>telefone<text:span text:style-name="T10">}</text:span>)</text:p>
      <text:p text:style-name="P6"/>
      <text:p text:style-name="P6">MARCA (<text:span text:style-name="T4">idMarca</text:span>, nomeMarca<text:span text:style-name="T3">)</text:span></text:p>
      <text:p text:style-name="P6"/>
      <text:p text:style-name="P7">PRODUTO (<text:span text:style-name="T4">idProduto</text:span>, nomeProduto)</text:p>
      <text:p text:style-name="P7"/>
      <text:p text:style-name="P7">METODOS_DE_PAGAMENTO (<text:span text:style-name="T4">idMetodoPagamento</text:span>, descricao)</text:p>
      <text:p text:style-name="P8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20:05:52.906987584</meta:creation-date>
    <dc:date>2024-05-25T13:38:06.461601779</dc:date>
    <meta:editing-duration>PT39M29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150" meta:character-count="1173" meta:non-whitespace-character-count="1053"/>
  </office:meta>
</office:document-meta>
</file>